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officeooo:paragraph-rsid="000cefcc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1.<text:tab/>树为空，插入的结点为根结点</text:p>
      <text:p text:style-name="Quotations"><text:tab/>直接将插入的结点变成黑色</text:p>
      <text:p text:style-name="Quotations">2.<text:tab/>父亲结点为黑色结点</text:p>
      <text:p text:style-name="Quotations"><text:tab/>不需要任何操作</text:p>
      <text:p text:style-name="Quotations">3.<text:tab/>父亲结点为红色结点的情况下：</text:p>
      <text:p text:style-name="Quotations"><text:tab/>3.1 <text:tab/>叔叔结点也为红色结点将叔叔和父亲结点改为黑色，爷爷结点改为红色，未完，然后又将爷爷结点当作插入结点看待，一直进行上 面的操作，直到当前结点为根结点，然后将根结点变成黑色</text:p>
      <text:p text:style-name="P1"><text:tab/>3.2 叔叔结点为黑色结点的情况下：</text:p>
      <text:p text:style-name="P1"><text:tab/>3.2.1 （父亲结点为左孩子，插入结点也为左孩子）||（父亲结点为右孩子，插入结点也为右孩子）将父亲结点和爷爷结点的颜色互换，然后针对爷爷结点进行一次左旋</text:p>
      <text:p text:style-name="Quotations"><text:tab/>3.2.2 （父亲结点为左孩子，插入结点为右孩子）||（父亲结点为右孩子，插入结点为左孩子）针对父结点进行左旋，此时左旋后的情况必定是3.2.1的情况，然后按照3.2.1的情况处理</text:p>
      <text:p text:style-name="Quotations"/>
      <text:p text:style-name="Quotations"/>
      <text:p text:style-name="Text_20_body">现在我们来讨论一下，为什么插入的情况只有上面这些：</text:p>
      <text:p text:style-name="Quotations">1.爷爷结点为红色结点的情况下，父亲结点只能为黑色（红黑树的性质4），处理操作：上面情况2</text:p>
      <text:p text:style-name="Quotations">2.爷爷结点为黑色的情况下，父亲结点和叔叔结点：可以为红色，也可以为黑色</text:p>
      <text:p text:style-name="Quotations"><text:tab/>2.1 父亲结点为黑，叔叔结点为黑：处理操作：上面情况2</text:p>
      <text:p text:style-name="Quotations"><text:tab/>2.2 父亲结点为黑，叔叔结点为红：处理操作：上面情况2</text:p>
      <text:p text:style-name="Quotations"><text:tab/>2.3 父亲结点为红，叔叔结点为红：处理操作：上面情况3.1 （上面3种情况都是不用考虑左右的）</text:p>
      <text:p text:style-name="Quotations">2.4 父亲结点为红，叔叔结点为黑：</text:p>
      <text:p text:style-name="Quotations"><text:tab/>2.4.1 父亲结点为左孩子，叔叔结点为左孩子：处理操作：上面情况3.2.1</text:p>
      <text:p text:style-name="Quotations"><text:tab/>2.4.2 父亲结点为右孩子，叔叔结点为右孩子：处理操作：上面情况3.2.1</text:p>
      <text:p text:style-name="Quotations"><text:tab/>2.4.3 父亲结点为左孩子，插入结点为右孩子：处理操作：上面情况3.2.2</text:p>
      <text:p text:style-name="Quotations"><text:tab/>2.4.4 父亲结点为右孩子，插入结点为左孩子：处理操作：上面情况3.2.2</text:p>
      <text:p text:style-name="Quotations"><text:soft-page-break/></text:p>
      <text:p text:style-name="Standard"/>
      <text:p text:style-name="Standard"/>
      <text:p text:style-name="Text_20_body"><text:span text:style-name="T1">.</text:span><text:span text:style-name="T2">红黑树之删除结点</text:span></text:p>
      <text:p text:style-name="Text_20_body"><text:span text:style-name="T2"/></text:p>
      <text:p text:style-name="Text_20_body"><text:a xlink:type="simple" xlink:href="https://blog.csdn.net/wangwenyang8888/article/details/19288073" text:style-name="Internet_20_link" text:visited-style-name="Visited_20_Internet_20_Link"><text:span text:style-name="T2">https://blog.csdn.net/wangwenyang8888/article/details/19288073</text:span></text:a></text:p>
      <text:p text:style-name="Text_20_body"><text:span text:style-name="T2"/></text:p>
      <text:p text:style-name="Text_20_body">先说一个删除结点的过程原理：首先将红黑树当作一个二叉查找树，将该结点从二叉查找树种删除，然后通过一些列重新着色操作等一系列措施来修正该树，使之重新成为一颗红黑树</text:p>
      <text:p text:style-name="Text_20_body">删除结点其实很容易，难的是如何使得删除结点后的树重新成为一个红黑树</text:p>
      <text:p text:style-name="Text_20_body">我们可以根据删除结点N的儿子个数分为三种情况：</text:p>
      <text:p text:style-name="Text_20_body">1.删除结点没有儿子</text:p>
      <text:p text:style-name="Text_20_body">2.删除结点有1个儿子</text:p>
      <text:p text:style-name="Text_20_body">3.删除结点有2个儿子</text:p>
      <text:p text:style-name="Text_20_body">接下来我们又可以对以上三种情况继续进行细分</text:p>
      <text:p text:style-name="Quotations">一.删除结点没有儿子的情况：</text:p>
      <text:p text:style-name="Quotations">1）删除结点为红色</text:p>
      <text:p text:style-name="Quotations">2）删除结点为黑色，其兄弟结点没有儿子</text:p>
      <text:p text:style-name="Quotations">3）删除结点为黑色，其兄弟结点有一个孩子不空，并且该孩子为右孩子</text:p>
      <text:p text:style-name="Quotations">4）删除结点为黑色，其兄弟结点有一个孩子不空，并且该孩子为左孩子</text:p>
      <text:p text:style-name="Quotations">5）删除结点为黑色，其兄弟结点有两个孩子，而且兄弟结点为红色</text:p>
      <text:p text:style-name="Quotations">6）删除结点为黑色，其兄弟结点有两个孩子，而且兄弟结点为黑色</text:p>
      <text:p text:style-name="Quotations">二.删除结点只有一个儿子的情况：</text:p>
      <text:p text:style-name="Quotations">1）删除结点为黑色，其唯一的儿子结点为红色（必定是红色，要不然不符合红黑树的第5条性质）</text:p>
      <text:p text:style-name="Quotations">2）删除结点为红色，其儿子结点只能为黑：红黑树中不存在这种情况，要不然无法满足红黑树第5条性质</text:p>
      <text:p text:style-name="Quotations">三.删除结点有两个儿子的情况：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4:22:54.801840461</meta:creation-date>
    <meta:generator>LibreOffice/6.4.4.2$Linux_X86_64 LibreOffice_project/40$Build-2</meta:generator>
    <dc:date>2020-07-30T19:55:05.792341036</dc:date>
    <meta:editing-duration>PT5H34M49S</meta:editing-duration>
    <meta:editing-cycles>11</meta:editing-cycles>
    <meta:document-statistic meta:table-count="0" meta:image-count="0" meta:object-count="0" meta:page-count="2" meta:paragraph-count="40" meta:word-count="1116" meta:character-count="1280" meta:non-whitespace-character-count="1249"/>
  </office:meta>
</office:document-meta>
</file>